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quals.setTrim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.setArg1( String a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.setArg2Internal(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.setArg1( Object arg1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quals.setArg2( String a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.eval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quals.setArg2( Object arg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quals.setArg1Internal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.setCasesensitiv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